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2.2917in"/>
    </style:style>
    <style:style style:name="co3" style:family="table-column">
      <style:table-column-properties fo:break-before="auto" style:column-width="2.1075in"/>
    </style:style>
    <style:style style:name="co4" style:family="table-column">
      <style:table-column-properties fo:break-before="auto" style:column-width="2.1063in"/>
    </style:style>
    <style:style style:name="co5" style:family="table-column">
      <style:table-column-properties fo:break-before="auto" style:column-width="3.305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2.2764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6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SP32-EVB_Rev_K2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6,R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28,R31,R32,R33,</text:span>R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4,R16,R26,R27,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5,R42,R41,R50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<text:span text:style-name="T1">R3,R4,R7,R11,R18</text:span>,R21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<text:span text:style-name="T1">R2,R6,R22,R23,R24,R29,</text:span></text:p>
            <text:p><text:span text:style-name="T1">R30,R34,R35,R38,R40,R45,</text:span></text:p>
            <text:p><text:span text:style-name="T1">R49,R51,</text:span>R5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9,R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5%/NPO(COG)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1">C11,C13,C14,C15,C17,</text:span></text:p>
            <text:p><text:span text:style-name="T1">C25,C24,C27,</text:span>C3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1,C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1">C5,C6,C7,C8,C9,C12,C23</text:span>,C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2,C4,C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NRS3015T2R2MNGH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00R/2A/UPZ2012E-601-2R0TF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3,L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<text:span text:style-name="T1">D1,D3,</text:span>D5,D7,D8,D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9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A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IR333-A/5mm</text:p>
          </table:table-cell>
          <table:table-cell office:value-type="string" calcext:value-type="string">
            <text:p>LED-5mm-PTH-AK</text:p>
          </table:table-cell>
          <table:table-cell office:value-type="string" calcext:value-type="string">
            <text:p>LE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,LED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<text:span text:style-name="T1">Q1,Q2</text:span>,Q4,Q5,Q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Q12MHz/2P/20ppm/20pF/HU49SM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0MHz/25ppm/3V/4P/5x3.2mm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E-N4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1050T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4054-42-SOT25-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x5x0.9mm_</text:p>
            <text:p>Pitch_0.5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X7027(SOT-23)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1838B</text:p>
          </table:table-cell>
          <table:table-cell office:value-type="string" calcext:value-type="string">
            <text:p>RPM7236-H8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10S(B-D-02x5-LF)</text:p>
          </table:table-cell>
          <table:table-cell office:value-type="string" calcext:value-type="string">
            <text:p>UEXT_ML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3-3.5mm(HD-351 3P)</text:p>
          </table:table-cell>
          <table:table-cell office:value-type="string" calcext:value-type="string">
            <text:p>TB3-3.5mm</text:p>
          </table:table-cell>
          <table:table-cell office:value-type="string" calcext:value-type="string">
            <text:p>C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table:style-name="ce4"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G306-5.0-3P</text:p>
          </table:table-cell>
          <table:table-cell office:value-type="string" calcext:value-type="string">
            <text:p>TB3-DG306-5.0_3P</text:p>
          </table:table-cell>
          <table:table-cell office:value-type="string" calcext:value-type="string">
            <text:p>CON1,CO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-0515 (LEG-5)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1,RE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(1-2)/Opened(2-3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5.0V/3.3V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/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BAT/BU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CAN_T1,PHY_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TB2 DG306-5.0-2P)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PW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/R0603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4,R54,R48,R46,R17,R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,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0nF/16V/10%/X7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NCP303LSN27T1G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11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2-25">00/00/0000</text:date></text:span></text:p>
        </style:region-right>
      </style:header>
      <style:header-left style:display="false"/>
      <style:header-firs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2-25">00/00/0000</text:date></text:span></text:p>
        </style:region-right>
      </style:header-first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4:12:56.023555945</dc:date>
    <meta:editing-duration>PT1H22M19S</meta:editing-duration>
    <meta:editing-cycles>40</meta:editing-cycles>
    <meta:generator>LibreOffice/7.3.7.2$Linux_X86_64 LibreOffice_project/30$Build-2</meta:generator>
    <meta:document-statistic meta:table-count="1" meta:cell-count="300" meta:object-count="0"/>
  </office:meta>
</office:document-meta>
</file>